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1.751cm"/>
    </style:style>
    <style:style style:name="pr7" style:family="presentation" style:parent-style-name="Default-outline1">
      <style:graphic-properties fo:min-height="11.501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-color="#ffffff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4pt"/>
    </style:style>
    <style:style style:name="T7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8pt" style:font-size-asian="18pt" style:font-weight-asian="normal" style:font-size-complex="18pt"/>
    </style:style>
    <style:style style:name="T10" style:family="text">
      <style:text-properties fo:font-size="32pt"/>
    </style:style>
    <style:style style:name="T11" style:family="text">
      <style:text-properties fo:font-size="32pt" fo:font-weight="normal" style:font-weight-asian="normal" style:font-weight-complex="normal"/>
    </style:style>
    <style:style style:name="T1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All Rights Reserved</presentation:footer-decl>
      <presentation:date-time-decl presentation:name="dtd1" presentation:source="fixed">Advanced Methods of Software Engineer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Project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3"/></text:p>
            <text:p text:style-name="P1"><text:span text:style-name="T4">AMSE A03</text:span></text:p>
            <text:p text:style-name="P1"><text:span text:style-name="T5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6">It is Friedrich-Alexander University Erlangen-Nürnberg – FAU, in short.</text:span></text:p>
              <text:p><text:span text:style-name="T6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vailable Proje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4">Any (Android or iphone) app that you can think of, provided that</text:p>
                <text:list>
                  <text:list-item>
                    <text:p>The app combines two or more open data sources in an innovative way</text:p>
                  </text:list-item>
                  <text:list-item>
                    <text:p>The app uses the <text:a xlink:href="https://github.com/jvalue/open-data-service" xlink:type="simple">JValue ODS</text:a><text:s/>to retrieve these data sour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s an example, consider PegelAlarm, <text:a xlink:href="https://pegelalarm.de/" xlink:type="simple">https://pegelalarm.de</text:a><text:s/></text:p>
                <text:list>
                  <text:list-item>
                    <text:p>You don’t have to invent the app idea, you can take it from elsewhere</text:p>
                  </text:list-item>
                  <text:list-item>
                    <text:p>Look out for app hackathons like <text:a xlink:href="https://codingdavinci.de/" xlink:type="simple">https://codingdavinci.de/</text:a><text:s/>and simila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interesting open data sources, consider <text:a xlink:href="https://govdata.de/" xlink:type="simple">https://govdata.de</text:a><text:s/></text:p>
                <text:list>
                  <text:list-item>
                    <text:p>Take a look at <text:a xlink:href="https://www.destatis.de/" xlink:type="simple">https://www.destatis.de</text:a></text:p>
                  </text:list-item>
                  <text:list-item>
                    <text:p>Or <text:a xlink:href="https://data.deutschebahn.com/" xlink:type="simple">https://data.deutschebahn.com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The JValue ODS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><text:span text:style-name="T7">The JValue ODS is an open source project (that we run as a service) with the mission</text:span></text:p>
                <text:list>
                  <text:list-item>
                    <text:p><text:span text:style-name="T8">To make open data consumption easy, reliable, and saf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8" draw:layer="layout" svg:width="20cm" svg:height="4cm" svg:x="0cm" svg:y="11.75cm">
          <draw:text-box>
            <text:p text:style-name="P7"><text:span text:style-name="T9">DR</text:span></text:p>
          </draw:text-box>
        </draw:frame>
        <draw:frame presentation:style-name="pr9" draw:text-style-name="P9" draw:layer="layout" svg:width="27cm" svg:height="7cm" svg:x="0.5cm" svg:y="8cm" presentation:class="subtitle">
          <draw:text-box>
            <text:p><text:span text:style-name="T10"><text:a xlink:href="mailto:dirk.riehle@fau.de" xlink:type="simple">dirk.riehle@fau.de</text:a></text:span><text:span text:style-name="T10"><text:s/>– </text:span><text:span text:style-name="T10"><text:a xlink:href="http://osr.cs.fau.de/" xlink:type="simple">http://osr.cs.fau.de</text:a></text:span></text:p>
            <text:p><text:span text:style-name="T11"><text:a xlink:href="mailto:dirk@riehle.org" xlink:type="simple">dirk@riehle.org</text:a></text:span><text:span text:style-name="T11"><text:s/>– </text:span><text:span text:style-name="T11"><text:a xlink:href="http://dirkriehle.com/" xlink:type="simple">http://dirkriehle.com</text:a></text:span><text:span text:style-name="T11"><text:s/>– </text:span><text:span text:style-name="T11"><text:a xlink:href="http://twitter.com/dirkriehle" xlink:type="simple">@dirkriehle</text:a></text:span></text:p>
            <text:p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0" draw:text-style-name="P10" draw:layer="layout" svg:width="18cm" svg:height="13.5cm" svg:x="1.5cm" svg:y="15cm" presentation:class="notes">
            <draw:text-box>
              <text:p><text:span text:style-name="T12"><text:s/></text:span></text:p>
            </draw:text-box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4">Original version</text:p>
                <text:list>
                  <text:list-item>
                    <text:p>© 2015-2019 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Contributions</text:p>
                <text:list>
                  <text:list-item>
                    <text:p>…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77216f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77216f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9M15S</meta:editing-duration>
    <meta:editing-cycles>174</meta:editing-cycles>
    <meta:generator>LibreOffice/6.0.7.3$Linux_X86_64 LibreOffice_project/00m0$Build-3</meta:generator>
    <meta:initial-creator>Dirk Riehle</meta:initial-creator>
    <dc:date>2019-10-15T22:04:33.961706413</dc:date>
    <meta:printed-by>Dirk Riehle</meta:printed-by>
    <meta:print-date>2013-05-04T19:19:21</meta:print-date>
    <dc:creator>D R</dc:creator>
    <meta:document-statistic meta:object-count="74"/>
    <meta:template xlink:type="simple" xlink:actuate="onRequest" xlink:title="True Blue Presentation" xlink:href="../../../../Templates/True%20Blue%20Presentation.otp" meta:date="2013-04-02T22:52:20"/>
  </office:meta>
</office:document-meta>
</file>